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text-properties fo:color="#000000" loext:opacity="100%" fo:font-size="20pt" style:font-size-asian="20pt" style:font-size-complex="20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6"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6"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3. Sitzung</text:span></text:p>
                <text:list>
                  <text:list-item>
                    <text:p text:style-name="P6"><text:span text:style-name="T4">Was ist die Text Encoding Initiative (TEI)?</text:span></text:p>
                  </text:list-item>
                  <text:list-item>
                    <text:p><text:span text:style-name="T3">Was ist korrektes XML? Wohlgeformtheit vs. Validität.</text:span></text:p>
                  </text:list-item>
                  <text:list-item>
                    <text:p><text:span text:style-name="T3">XML-Syntax, Teil 3: Processing Instructions.</text:span></text:p>
                  </text:list-item>
                  <text:list-item>
                    <text:p text:style-name="P6"><text:span text:style-name="T3">Verknüpfung von XML-Dateien mit Stylesheets und Schemata.</text:span></text:p>
                  </text:list-item>
                  <text:list-item>
                    <text:p text:style-name="P6"><text:span text:style-name="T3">Umgang mit dem Oxygen XML-Edito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<text:span text:style-name="T5">Dort finden Sie alle Folien, Übungsaufgaben, Hausaufgaben</text:span></text:p>
                <text:p><text:span text:style-name="T5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42M41S</meta:editing-duration>
    <meta:editing-cycles>83</meta:editing-cycles>
    <meta:generator>LibreOffice/24.8.1.2$MacOSX_X86_64 LibreOffice_project/87fa9aec1a63e70835390b81c40bb8993f1d4ff6</meta:generator>
    <dc:title>XML-Kurs Sitzung 2</dc:title>
    <meta:initial-creator>Christian Sonder</meta:initial-creator>
    <dc:date>2024-10-25T09:27:08.263482737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46"/>
  </office:meta>
</office:document-meta>
</file>